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style:font-weight-asian="bold" style:font-name-complex="Calibri1" style:font-weight-complex="bold"/>
    </style:style>
    <style:style style:name="P4" style:family="paragraph" style:parent-style-name="Standard">
      <style:text-properties style:font-name-complex="Calibri1"/>
    </style:style>
    <style:style style:name="T1" style:family="text">
      <style:text-properties fo:font-weight="bold" style:font-weight-asian="bold" style:font-weight-complex="bold"/>
    </style:style>
    <style:style style:name="T2" style:family="text">
      <style:text-properties fo:font-weight="bold" style:font-weight-asian="bold" style:font-name-complex="Calibri1" style:font-weight-complex="bold"/>
    </style:style>
    <style:style style:name="T3" style:family="text">
      <style:text-properties style:font-name-complex="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bookmark-start text:name="_Hlk160180252"/><text:span text:style-name="T1">Exercice javascript intermédiaire et révision</text:span><text:bookmark-end text:name="_Hlk160180252"/><text:span text:style-name="T1"/></text:p>
      <text:p text:style-name="P2" loext:marker-style-name="T1"/>
      <text:p text:style-name="Standard">Commençons par de petit exercice pour les révisions et montons en régime doucement nous allons surtout faire de la pratique à ce stade. </text:p>
      <text:p text:style-name="Standard"/>
      <text:p text:style-name="Standard" loext:marker-style-name="T3"><text:span text:style-name="T1">Exercice 1</text:span> : <text:span text:style-name="T3">Écrire une fonction qui prend un nombre entier en argument et renvoie true si le nombre est pair, et false sinon.</text:span><text:span text:style-name="T2"> </text:span></text:p>
      <text:p text:style-name="Standard" loext:marker-style-name="T3"><text:span text:style-name="T2">Exercice 2 :</text:span><text:span text:style-name="T3"> Écrire une fonction qui prend une chaîne de caractères en argument et renvoie true si la chaîne est un palindrome (c'est-à-dire qu'elle se lit de la même manière de gauche à droite et de droite à gauche), et false sinon.</text:span></text:p>
      <text:p text:style-name="Standard" loext:marker-style-name="T3"><text:span text:style-name="T2">Exercice II :</text:span><text:span text:style-name="T3"> Créez un code html pour pouvoir réaliser un feu tricolore qui effectuera le changement de couleur toutes les X secondes, son css et son javascript. </text:span></text:p>
      <text:p text:style-name="Standard" loext:marker-style-name="T3"><text:span text:style-name="T2">Exercice 3 : </text:span><text:span text:style-name="T3">Créer un code Html,</text:span><text:span text:style-name="T2"> </text:span><text:span text:style-name="T3">Css et Javascript qui créera un bouton qui ouvre une modale qui contiendra un titre et un contenu ainsi qu’une croix pour la fermer et également que l’on puisse la fermer en cliquant n’importe où sur l’écran.</text:span></text:p>
      <text:p text:style-name="Standard" loext:marker-style-name="T3"><text:span text:style-name="T2">Exercice 4 : </text:span><text:span text:style-name="T3">Créer une classe qui calcule la somme des nombres d’une liste, et qui affiche le résultat dans le terminal de commande. </text:span></text:p>
      <text:p text:style-name="Standard" loext:marker-style-name="T2"><text:span text:style-name="T2">AIDE : </text:span><text:span text:style-name="T3">Vous pouvez créer un objet de la classe en lui passant la liste de nombres pour lesquels vous voulez calculer la somme, ensuite vous pouvez appeler la méthode pour afficher le résultat dans le terminal. </text:span><text:span text:style-name="T2">Je veux obtenir la somme de la liste. Vous devriez arriver à une classe avec son constructor et deux fonctions ainsi que l’utilisation de la classe.</text:span></text:p>
      <text:p text:style-name="Standard" loext:marker-style-name="T2"><text:span text:style-name="T2">Exercice 5 : </text:span><text:span text:style-name="T2"/></text:p>
      <text:p text:style-name="Standard" loext:marker-style-name="T3"><text:span text:style-name="T3">Créer un module de combat qui contiendra deux classes, une classe arme et une classe sort qui contiendrons chacune plusieurs paramètres, et les retourner en terminal. </text:span><text:span text:style-name="T3"/></text:p>
      <text:p text:style-name="Standard" loext:marker-style-name="T2"><text:span text:style-name="T2">Exercice 6 : </text:span><text:span text:style-name="T2"/></text:p>
      <text:p text:style-name="Standard" loext:marker-style-name="T3"><text:span text:style-name="T3">Créer un module personnage qui contiendra une classe personnage, ainsi que quatre classe de différents titre de personnage (guerrier, mage etc..) qui étendrons la classe personnage je veux qu’ils aient au moins 4 paramètres chacun voir plus qui seront, le nom, la santé, la force et le titre après a vous de voir. Bien évidemment je veux un affichage de vos objets en console ou l’on pourra voir tout les champs. </text:span><text:span text:style-name="T3"/></text:p>
      <text:p text:style-name="P3" loext:marker-style-name="T2"/>
      <text:p text:style-name="P4" loext:marker-style-name="T3"/>
      <text:p text:style-name="P4" loext:marker-style-name="T3"/>
      <text:p text:style-name="P4" loext:marker-style-name="T3"/>
      <text:p text:style-name="P4" loext:marker-style-name="T3"/>
      <text:p text:style-name="Standard"/>
      <text:p text:style-name="P2" loext:marker-style-name="T1"/>
      <text:p text:style-name="P2" loext:marker-style-name="T1"><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Default_20_Paragraph_20_Font_20__28_WW_29_" style:display-name="Default Paragraph Font (WW)"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habanaisjeremie@gmail.com</meta:initial-creator>
    <dc:creator>chabanaisjeremie@gmail.com</dc:creator>
    <meta:editing-cycles>2</meta:editing-cycles>
    <meta:creation-date>2024-03-01T14:42:00</meta:creation-date>
    <dc:date>2024-03-14T13:30:00</dc:date>
    <meta:editing-duration>PT35M</meta:editing-duration>
    <meta:generator>EasyOffice/7.6.2.1.0$Windows_X86_64 LibreOffice_project/0bc4d647150f05f02b71ccb5539a4012b57f1faf</meta:generator>
    <meta:document-statistic meta:table-count="0" meta:image-count="0" meta:object-count="0" meta:page-count="2" meta:paragraph-count="12" meta:word-count="357" meta:character-count="2041" meta:non-whitespace-character-count="1688"/>
    <meta:user-defined meta:name="AppVersion">16.0000</meta:user-defined>
    <meta:template xlink:type="simple" xlink:actuate="onRequest" xlink:title="Normal.dotm" xlink:href=""/>
  </office:meta>
</office:document-meta>
</file>